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d7620" style:font-size-asian="10pt" style:font-size-complex="10pt"/>
    </style:style>
    <style:style style:name="P2" style:family="paragraph" style:parent-style-name="Standard">
      <style:text-properties fo:font-size="10pt" officeooo:paragraph-rsid="0021bc63" style:font-size-asian="10pt" style:font-size-complex="10pt"/>
    </style:style>
    <style:style style:name="P3" style:family="paragraph" style:parent-style-name="Standard">
      <style:text-properties fo:font-size="10pt" officeooo:paragraph-rsid="0024e5d5" style:font-size-asian="10pt" style:font-size-complex="10pt"/>
    </style:style>
    <style:style style:name="P4" style:family="paragraph" style:parent-style-name="Standard">
      <style:text-properties fo:font-size="10pt" officeooo:paragraph-rsid="0026f62f" style:font-size-asian="10pt" style:font-size-complex="10pt"/>
    </style:style>
    <style:style style:name="P5" style:family="paragraph" style:parent-style-name="Standard">
      <style:text-properties fo:font-size="10pt" officeooo:paragraph-rsid="0029f271"/>
    </style:style>
    <style:style style:name="T1" style:family="text">
      <style:text-properties officeooo:rsid="001d7620"/>
    </style:style>
    <style:style style:name="T2" style:family="text">
      <style:text-properties officeooo:rsid="001edfef"/>
    </style:style>
    <style:style style:name="T3" style:family="text">
      <style:text-properties officeooo:rsid="001f2e18"/>
    </style:style>
    <style:style style:name="T4" style:family="text">
      <style:text-properties officeooo:rsid="002038b6"/>
    </style:style>
    <style:style style:name="T5" style:family="text">
      <style:text-properties officeooo:rsid="0021619c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officeooo:rsid="0021bc63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 officeooo:rsid="0028deca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fo:font-weight="normal" officeooo:rsid="0028deca" style:font-size-asian="10pt" style:font-size-complex="10pt"/>
    </style:style>
    <style:style style:name="T9" style:family="text">
      <style:text-properties fo:font-variant="normal" fo:text-transform="none" fo:color="#333333" style:font-name="Helvetica Neue" fo:font-size="10.5pt" fo:letter-spacing="normal" fo:font-style="normal" fo:font-weight="normal" officeooo:rsid="0029f271" style:font-size-asian="10pt" style:font-size-complex="10pt"/>
    </style:style>
    <style:style style:name="T10" style:family="text">
      <style:text-properties officeooo:rsid="001d7620" style:font-size-asian="10pt" style:font-size-complex="10pt"/>
    </style:style>
    <style:style style:name="T11" style:family="text">
      <style:text-properties officeooo:rsid="0026f62f" style:font-size-asian="10pt" style:font-size-complex="10pt"/>
    </style:style>
    <style:style style:name="T12" style:family="text">
      <style:text-properties officeooo:rsid="0028deca" style:font-size-asian="10pt" style:font-size-complex="10pt"/>
    </style:style>
    <style:style style:name="T13" style:family="text">
      <style:text-properties officeooo:rsid="0023b05a"/>
    </style:style>
    <style:style style:name="T14" style:family="text">
      <style:text-properties officeooo:rsid="0025173a"/>
    </style:style>
    <style:style style:name="T15" style:family="text">
      <style:text-properties officeooo:rsid="0026f62f"/>
    </style:style>
    <style:style style:name="T16" style:family="text">
      <style:text-properties officeooo:rsid="0028d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yrażenia:</text:span></text:p>
      <text:p text:style-name="P1"><text:span text:style-name="T1"/></text:p>
      <text:p text:style-name="P1"><text:span text:style-name="T1">Mogą się składać z operatorów, nawiasów, białych znaków, liczb, nazw zmiennych i stałych.</text:span></text:p>
      <text:p text:style-name="P1"><text:span text:style-name="T1"/></text:p>
      <text:p text:style-name="P1"><text:span text:style-name="T1">Dostępne operatory z priorytetami:</text:span></text:p>
      <text:p text:style-name="P1"><text:span text:style-name="T1">1. !,~,-,+ (jednoargumentowe)</text:span></text:p>
      <text:p text:style-name="P1"><text:span text:style-name="T1">2. *,/,%</text:span></text:p>
      <text:p text:style-name="P1"><text:span text:style-name="T1">3. +,-</text:span></text:p>
      <text:p text:style-name="P1"><text:span text:style-name="T1">4. &lt;,&lt;=,&gt;,&gt;=</text:span></text:p>
      <text:p text:style-name="P1"><text:span text:style-name="T1">5. ==,!=</text:span></text:p>
      <text:p text:style-name="P1"><text:span text:style-name="T1">6. &amp;,^,| <text:s/></text:span></text:p>
      <text:p text:style-name="P1"><text:span text:style-name="T1">7. &amp;&amp;,||</text:span></text:p>
      <text:p text:style-name="P1"><text:span text:style-name="T1"/></text:p>
      <text:p text:style-name="P1"><text:span text:style-name="T1">Stałe:</text:span></text:p>
      <text:p text:style-name="P1"><text:span text:style-name="T1">Dostępne stałe to 'true'=1 i 'false'=0.</text:span></text:p>
      <text:p text:style-name="P1"><text:span text:style-name="T1"/></text:p>
      <text:p text:style-name="P1"><text:span text:style-name="T1">Zmienne: </text:span></text:p>
      <text:p text:style-name="P1"><text:span text:style-name="T1">Zmienne mogą się składać z dużych, małych liter, liczb, białych znaków i znaków '$', '@' oraz '#'.</text:span></text:p>
      <text:p text:style-name="P1"><text:span text:style-name="T1">Uwagi: </text:span></text:p>
      <text:p text:style-name="P1"><text:span text:style-name="T1">białe znaki z pocz</text:span><text:span text:style-name="T3">ą</text:span><text:span text:style-name="T1">tku i z końca są odrzucane</text:span></text:p>
      <text:p text:style-name="P1"><text:span text:style-name="T1">zmienne nie mogą mieć w </text:span><text:span text:style-name="T4">nazwie</text:span><text:span text:style-name="T1"> operatorów</text:span></text:p>
      <text:p text:style-name="P1"><text:span text:style-name="T1"/></text:p>
      <text:p text:style-name="P1"><text:span text:style-name="T1">Przykłady wyrażeń:</text:span></text:p>
      <text:p text:style-name="P1"><text:span text:style-name="T1"/></text:p>
      <text:p text:style-name="P2"><text:span text:style-name="T1">'(5+(1243-43)*3)*(2+2*2)' –</text:span><text:span text:style-name="T5"> wartość wyra</text:span><text:span text:style-name="T13">ż</text:span><text:span text:style-name="T5">enia to </text:span><text:span text:style-name="T6">21630</text:span></text:p>
      <text:p text:style-name="P3"><text:span text:style-name="T1">'true!=!false' <text:s/>–</text:span><text:span text:style-name="T5"> wartość wyra</text:span><text:span text:style-name="T13">ż</text:span><text:span text:style-name="T5">enia to </text:span><text:span text:style-name="T14">0</text:span></text:p>
      <text:p text:style-name="P4"><text:span text:style-name="T1">'(43434%((2&gt;4 )+(3&lt;5)+ !zmienna bardzo zmienna</text:span></text:p>
      <text:p text:style-name="P4"><text:span text:style-name="T1">+ (5 &lt;=5)+ (4&gt;=5))/2*432)+543-(23== 435645)</text:span></text:p>
      <text:p text:style-name="P5"><text:span text:style-name="T10">+(4334!=43)+ ((111111^4545)|5454)' –</text:span><text:span text:style-name="T11"> </text:span><text:span text:style-name="T12">wartość to </text:span><text:span text:style-name="T8">113134 przy wartości zmiennej równej </text:span><text:span text:style-name="T9">123</text:span></text:p>
      <text:p text:style-name="P1"><text:span text:style-name="T1"/></text:p>
      <text:p text:style-name="P1"><text:span text:style-name="T1">Modyfikatory:</text:span></text:p>
      <text:p text:style-name="P1"><text:span text:style-name="T1"/></text:p>
      <text:p text:style-name="P1"><text:span text:style-name="T1">Jeżeli na początku nazwy zmiennej jest $ to nie będzie ona wyświetlana w grze, a jeżeli @ to nie będzie </text:span></text:p>
      <text:p text:style-name="P1"><text:span text:style-name="T1">wyświetlana ilość tego przedmiotu (wartość boolowska). Gdy wartość zmiennej to 0 nie będzie ona wyświetlana w grze chyba, że zaczyna się od znaku #. Znaki # i @ na początku są pomijane przy wyświetlaniu.</text:span></text:p>
      <text:p text:style-name="P1"><text:span text:style-name="T1"/></text:p>
      <text:p text:style-name="P1"><text:span text:style-name="T1">Jeżeli zmienna nie istnieje jej wartość to 0.</text:span></text:p>
      <text:p text:style-name="P1"><text:span text:style-name="T1"/></text:p>
      <text:p text:style-name="P1"><text:span text:style-name="T1">Ciąg przypisań:</text:span></text:p>
      <text:p text:style-name="P1"><text:span text:style-name="T1"/></text:p>
      <text:p text:style-name="P1"><text:span text:style-name="T1">Jest to ciąg przypisań zmiennych w postaci</text:span></text:p>
      <text:p text:style-name="P1"><text:span text:style-name="T1"/></text:p>
      <text:p text:style-name="P1"><text:span text:style-name="T1">'&lt;nazwa zmiennej1&gt;:=&gt;wyrarzenie1&gt;; &lt;nazwa zmiennej2&gt;:=&gt;wyrarzenie2&gt; ;(...); &lt;nazwa zmiennejN&gt;:=&gt;wyrarzenieN&gt;'</text:span></text:p>
      <text:p text:style-name="P1"><text:span text:style-name="T1"/></text:p>
      <text:p text:style-name="P1"><text:span text:style-name="T1">Przykład:</text:span></text:p>
      <text:p text:style-name="P1"><text:span text:style-name="T1">'kalafjor:=true!=!false ; bakuazan:=2+5/3 ; kalalepa:=bakuazan+5'</text:span></text:p>
      <text:p text:style-name="P1"><text:span text:style-name="T1"/></text:p>
      <text:p text:style-name="P1"><text:span text:style-name="T1">Powyższy przykład przypisze zmiennej 'kalafjor' wartość 0, zmiennej 'bakuazan' 3, a zmiennej 'kalalepa' 8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03:48:57</meta:creation-date>
    <dc:date>2013-06-25T04:12:45</dc:date>
    <meta:editing-duration>PT21M22S</meta:editing-duration>
    <meta:editing-cycles>13</meta:editing-cycles>
    <meta:generator>LibreOffice/4.0.3.3$Linux_X86_64 LibreOffice_project/400m0$Build-3</meta:generator>
    <meta:document-statistic meta:table-count="0" meta:image-count="0" meta:object-count="0" meta:page-count="1" meta:paragraph-count="33" meta:word-count="206" meta:character-count="1460" meta:non-whitespace-character-count="1277"/>
  </office:meta>
</office:document-meta>
</file>